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76c27" officeooo:paragraph-rsid="00076c27"/>
    </style:style>
    <style:style style:name="P2" style:family="paragraph" style:parent-style-name="Standard">
      <style:text-properties officeooo:rsid="00076c27" officeooo:paragraph-rsid="00076c27"/>
    </style:style>
    <style:style style:name="P3" style:family="paragraph" style:parent-style-name="Standard">
      <style:text-properties officeooo:rsid="000b046b" officeooo:paragraph-rsid="000b046b"/>
    </style:style>
    <style:style style:name="P4" style:family="paragraph" style:parent-style-name="Standard">
      <style:paragraph-properties fo:padding="0.074cm" fo:border-left="none" fo:border-right="none" fo:border-top="none" fo:border-bottom="0.06pt solid #000000" style:join-border="false"/>
      <style:text-properties officeooo:rsid="00076c27" officeooo:paragraph-rsid="00076c27"/>
    </style:style>
    <style:style style:name="T1" style:family="text">
      <style:text-properties officeooo:rsid="000b046b"/>
    </style:style>
    <style:style style:name="T2" style:family="text">
      <style:text-properties officeooo:rsid="00076c27"/>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text:span>Progettare lo schema concettuale per una base di dati per la gestione di diversi ristoranti che adottano diversi tipi di cucina (cinese,tailandese,indiana,italiana...) ad ogni tipo di cucina si vuole associare un codice ed una breve disposizione ad uso dei turisti.</text:p>
      <text:p text:style-name="P1"/>
      <text:p text:style-name="P1">I ristoranti sono siti in zone diverse della città, ognuna delle quali raggiunta da almeno una linea urbana di autobus. I ristoranti di cui si fornisce anche nome ed indirizzo, accettano esclusivamente le carte di credito con cui sono convenzionati. Per ogni tipo di carta di credito è disponibile un numero verde in caso sia necessaria una consulenza telefonica.</text:p>
      <text:p text:style-name="P4"/>
      <text:p text:style-name="P1"/>
      <text:p text:style-name="P1"/>
      <text:p text:style-name="P3">2) <text:span text:style-name="T2">Progettare lo schema concettuale per una base di dati per la gestione </text:span>della stagione concertistica che prevede una serie di<text:span text:style-name="T3"> concerti.</text:span> Ognuno dei quali ha un codice, un titolo ed una descrizione, ed è composto da un insieme di<text:span text:style-name="T3"> pezzi musicali</text:span>. Ogni pezzo musicale ha un codice, un titolo ed uno o più <text:span text:style-name="T3">autori </text:span>(ciascuno con codice e nome); Uno stesso pezzo può essere rappresentato in diversi concerti. Ogni concerto è eseguito da una <text:span text:style-name="T3">orchestra;</text:span> ogni orchestra ha un nome, un direttore (del quale interessano solo nome e cognome) e un insieme di <text:span text:style-name="T3">orchestrali</text:span>. Ogni orchestrale ha una matricola univoca, nome e cognome, suona uno o più <text:span text:style-name="T3">strumenti</text:span> e può partecipare a più orchestre.</text:p>
      <text:p text:style-name="P3">Ogni concerto è tenuto in una sala, in una certa data. Ogni <text:span text:style-name="T3">sala</text:span> ha un codice, un nome e una capienz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9M21S</meta:editing-duration>
    <meta:editing-cycles>4</meta:editing-cycles>
    <meta:generator>LibreOffice/5.2.1.2$Windows_x86 LibreOffice_project/31dd62db80d4e60af04904455ec9c9219178d620</meta:generator>
    <dc:date>2017-09-23T10:01:45.107000000</dc:date>
    <meta:document-statistic meta:table-count="0" meta:image-count="0" meta:object-count="0" meta:page-count="1" meta:paragraph-count="4" meta:word-count="236" meta:character-count="1410" meta:non-whitespace-character-count="1178"/>
    <meta:user-defined meta:name="Info 1"/>
    <meta:user-defined meta:name="Info 2"/>
    <meta:user-defined meta:name="Info 3"/>
    <meta:user-defined meta:name="Info 4"/>
  </office:meta>
</office:document-meta>
</file>